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RODRIGUEZ VILLAVICENCIO, JAVIER ELIA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RODRIGUEZ VILLAVICENCIO, JAVIER ELIAS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ATO BB CRIOLLO:</text:p>
          </table:table-cell>
          <table:table-cell table:style-name="Tabla1.B3" office:value-type="string">
            <text:p text:style-name="P1">8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IO RIVERA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2:25:52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